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2.223cm" svg:x="1cm" svg:y="4.492cm">
          <text:p text:style-name="P1"><text:span text:style-name="T1">csc-dcs-pc1</text:span></text:p>
          <text:p text:style-name="P1"><text:span text:style-name="T1">(ME+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9.571cm" svg:y="4.492cm">
          <text:p text:style-name="P3"><text:span text:style-name="T2">DIM</text:span></text:p>
          <text:p text:style-name="P3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2.223cm" svg:height="2.223cm" svg:x="11.794cm" svg:y="4.492cm">
          <text:p text:style-name="P3"><text:span text:style-name="T2">DIM</text:span></text:p>
          <text:p text:style-name="P3"><text:span text:style-name="T2">D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4cm" svg:height="2.222cm" svg:x="19.416cm" svg:y="2.905cm">
          <text:p text:style-name="P1"><text:span text:style-name="T1">cms-csc-dcs-08</text:span></text:p>
          <text:p text:style-name="P1"><text:span text:style-name="T1">(ME+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4cm" svg:height="2.222cm" svg:x="19.416cm" svg:y="6.08cm">
          <text:p text:style-name="P1"><text:span text:style-name="T1">cms-csc-dcs-07</text:span></text:p>
          <text:p text:style-name="P1"><text:span text:style-name="T1">(ME+2, ME+3, ME+4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4cm" svg:height="2.222cm" svg:x="19.416cm" svg:y="12.747cm">
          <text:p text:style-name="P1"><text:span text:style-name="T1">cms-csc-dcs-02</text:span></text:p>
          <text:p text:style-name="P1"><text:span text:style-name="T1">(ME-2, ME-3, ME-4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4cm" svg:height="2.222cm" svg:x="19.416cm" svg:y="9.573cm">
          <text:p text:style-name="P1"><text:span text:style-name="T1">cms-csc-dcs-00</text:span></text:p>
          <text:p text:style-name="P1"><text:span text:style-name="T1">(ME-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2.223cm" svg:height="2.223cm" svg:x="17.194cm" svg:y="2.905cm">
          <text:p text:style-name="P3"><text:span text:style-name="T2">DIM</text:span></text:p>
          <text:p text:style-name="P3"><text:span text:style-name="T2">Cl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2.223cm" svg:height="2.223cm" svg:x="17.193cm" svg:y="6.08cm">
          <text:p text:style-name="P3"><text:span text:style-name="T2">DIM</text:span></text:p>
          <text:p text:style-name="P3"><text:span text:style-name="T2">Cl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2.223cm" svg:height="2.223cm" svg:x="17.193cm" svg:y="9.572cm">
          <text:p text:style-name="P3"><text:span text:style-name="T2">DIM</text:span></text:p>
          <text:p text:style-name="P3"><text:span text:style-name="T2">Cl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2.223cm" svg:height="2.223cm" svg:x="17.193cm" svg:y="12.747cm">
          <text:p text:style-name="P3"><text:span text:style-name="T2">DIM</text:span></text:p>
          <text:p text:style-name="P3"><text:span text:style-name="T2">Cli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194cm" svg:y1="4.016cm" svg:x2="14.017cm" svg:y2="5.603cm" draw:start-shape="id1" draw:start-glue-point="3" draw:end-shape="id2" draw:end-glue-point="1" svg:d="m17194 4016h-1589v1587h-1588">
          <text:p/>
        </draw:connector>
        <draw:connector draw:style-name="gr3" draw:text-style-name="P1" draw:layer="layout" svg:x1="17.193cm" svg:y1="7.191cm" svg:x2="14.017cm" svg:y2="5.603cm" draw:start-shape="id3" draw:start-glue-point="3" draw:end-shape="id2" draw:end-glue-point="1" svg:d="m17193 7191h-1589v-1588h-1587">
          <text:p/>
        </draw:connector>
        <draw:custom-shape draw:style-name="gr2" draw:text-style-name="P3" draw:layer="layout" svg:width="2.223cm" svg:height="2.223cm" svg:x="7.348cm" svg:y="4.492cm">
          <text:p text:style-name="P3"><text:span text:style-name="T2">X2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5.126cm" svg:y="4.492cm">
          <text:p text:style-name="P3"><text:span text:style-name="T2">Xm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2.223cm" svg:x="1cm" svg:y="11.16cm">
          <text:p text:style-name="P1"><text:span text:style-name="T1">csc-dcs-pc2</text:span></text:p>
          <text:p text:style-name="P1"><text:span text:style-name="T1">(ME-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9.571cm" svg:y="11.16cm">
          <text:p text:style-name="P3"><text:span text:style-name="T2">DIM</text:span></text:p>
          <text:p text:style-name="P3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2.223cm" svg:height="2.223cm" svg:x="11.794cm" svg:y="11.16cm">
          <text:p text:style-name="P3"><text:span text:style-name="T2">DIM</text:span></text:p>
          <text:p text:style-name="P3"><text:span text:style-name="T2">D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7.348cm" svg:y="11.16cm">
          <text:p text:style-name="P3"><text:span text:style-name="T2">X2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5.126cm" svg:y="11.16cm">
          <text:p text:style-name="P3"><text:span text:style-name="T2">Xma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193cm" svg:y1="10.683cm" svg:x2="14.017cm" svg:y2="12.271cm" draw:start-shape="id4" draw:start-glue-point="3" draw:end-shape="id5" draw:end-glue-point="1" svg:d="m17193 10683h-1589v1588h-1587">
          <text:p/>
        </draw:connector>
        <draw:connector draw:style-name="gr3" draw:text-style-name="P1" draw:layer="layout" svg:x1="17.193cm" svg:y1="13.858cm" svg:x2="14.017cm" svg:y2="12.271cm" draw:start-shape="id6" draw:start-glue-point="3" draw:end-shape="id5" draw:end-glue-point="1" svg:d="m17193 13858h-1589v-1587h-1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vka </meta:initial-creator>
    <meta:creation-date>2011-07-20T15:33:46</meta:creation-date>
    <dc:date>2011-07-20T17:03:22</dc:date>
    <dc:creator>Evka </dc:creator>
    <meta:editing-duration>PT01H00M44S</meta:editing-duration>
    <meta:editing-cycles>5</meta:editing-cycles>
    <meta:generator>OpenOffice.org/3.2$Linux OpenOffice.org_project/320m12$Build-9483</meta:generator>
    <meta:document-statistic meta:object-count="22"/>
  </office:meta>
</office:document-meta>
</file>